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07b1ab"/>
    </style:style>
    <style:style style:name="P2" style:family="paragraph" style:parent-style-name="Horizontal_20_Line">
      <style:text-properties officeooo:paragraph-rsid="0007b1ab"/>
    </style:style>
    <style:style style:name="P3" style:family="paragraph" style:parent-style-name="Table_20_Contents">
      <style:text-properties officeooo:paragraph-rsid="0007b1ab"/>
    </style:style>
    <style:style style:name="P4" style:family="paragraph" style:parent-style-name="Table_20_Heading">
      <style:text-properties officeooo:paragraph-rsid="0007b1ab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>
      <style:text-properties officeooo:paragraph-rsid="0007b1ab"/>
    </style:style>
    <style:style style:name="T1" style:family="text">
      <style:text-properties officeooo:rsid="0007b1a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🌟 Combined Lesson (Week 2 — Days 1–6)</text:h>
      <text:p text:style-name="Text_20_body"><text:span text:style-name="Strong_20_Emphasis">Theme:</text:span> <text:span text:style-name="Emphasis">The Security and Assurance of Salvation</text:span></text:p>
      <text:p text:style-name="P9"><text:span text:style-name="Strong_20_Emphasis">“Safe in God’s Hands — Never Let Go”</text:span></text:p>
      <text:p text:style-name="Horizontal_20_Line"/>
      <text:h text:style-name="P1" text:outline-level="3">Opening Story</text:h>
      <text:p text:style-name="P9">A child once walked with her father across a busy street. She held her father’s hand tightly, but the father’s hand was even stronger.<text:line-break/>Even when her fingers slipped, his hand never let go.</text:p>
      <text:h text:style-name="P1" text:outline-level="3">This is what salvation is like. When we believe in Jesus, He holds us. His hand never lets us go.</text:h>
      <text:h text:style-name="P1" text:outline-level="3">A. Objective – <text:span text:style-name="T1">What we learn from this study, understand that SALVATION is secure in Jesus – it cannot be lost or stolen. </text:span></text:h>
      <text:h text:style-name="P1" text:outline-level="3">Main Idea</text:h>
      <text:p text:style-name="P9">When you believe in Jesus, you are <text:span text:style-name="Strong_20_Emphasis">saved</text:span>.<text:line-break/>That means you are clean, new, and part of God’s family.<text:line-break/>Some people think they can lose salvation — like a dropped coin.<text:line-break/>But no! God’s hands are strong. Once He holds you, He never drops you.</text:p>
      <text:h text:style-name="P1" text:outline-level="3"/>
      <text:h text:style-name="Heading_20_3" text:outline-level="3">Figurative Explanation</text:h>
      <text:list text:style-name="L1">
        <text:list-item>
          <text:p text:style-name="P5"><text:span text:style-name="Strong_20_Emphasis">God is the rock</text:span> — He never moves.</text:p>
        </text:list-item>
        <text:list-item>
          <text:p text:style-name="P5"><text:span text:style-name="Strong_20_Emphasis">Jesus is the shepherd</text:span> — His sheep are safe in His arms.</text:p>
        </text:list-item>
        <text:list-item>
          <text:p text:style-name="P5"><text:span text:style-name="Strong_20_Emphasis">The Word is water</text:span> — It washes and keeps us clean.</text:p>
        </text:list-item>
        <text:list-item>
          <text:p text:style-name="P5"><text:span text:style-name="Strong_20_Emphasis">The Spirit is breath</text:span> — He gives life inside us every day.</text:p>
        </text:list-item>
        <text:list-item>
          <text:p text:style-name="P5"><text:span text:style-name="Strong_20_Emphasis">Love is fire</text:span> — It burns forever and never goes out.</text:p>
        </text:list-item>
      </text:list>
      <text:p text:style-name="Horizontal_20_Line"/>
      <text:h text:style-name="Heading_20_3" text:outline-level="3">Simple Key Points</text:h>
      <text:list text:style-name="L2">
        <text:list-item>
          <text:p text:style-name="P6"><text:span text:style-name="Strong_20_Emphasis">Believe → Saved Now</text:span> — Not later. (Acts 16:31)</text:p>
        </text:list-item>
        <text:list-item>
          <text:p text:style-name="P6"><text:span text:style-name="Strong_20_Emphasis">Forgiven &amp; Washed</text:span> — Like dirt washed away. (1 Cor 6:11)</text:p>
        </text:list-item>
        <text:list-item>
          <text:p text:style-name="P6"><text:span text:style-name="Strong_20_Emphasis">New Life</text:span> — Born into God’s family. (John 1:12–13)</text:p>
        </text:list-item>
        <text:list-item>
          <text:p text:style-name="P6"><text:span text:style-name="Strong_20_Emphasis">God’s Hand</text:span> — No one can take you away. (John 10:28–29)</text:p>
        </text:list-item>
        <text:list-item>
          <text:p text:style-name="P6"><text:span text:style-name="Strong_20_Emphasis">Jesus’ Promise</text:span> — “I will never cast you out.” (John 6:37)</text:p>
        </text:list-item>
        <text:list-item>
          <text:p text:style-name="P6"><text:soft-page-break/><text:span text:style-name="Strong_20_Emphasis">Whole Family Can Be Saved</text:span> — Like Noah, Rahab, and the jailer’s house. (Acts 16:31)</text:p>
        </text:list-item>
      </text:list>
      <text:p text:style-name="Horizontal_20_Line"/>
      <text:h text:style-name="Heading_20_3" text:outline-level="3">C. Teaching Flow</text:h>
      <text:list text:style-name="L3">
        <text:list-item>
          <text:p text:style-name="P7"><text:span text:style-name="Strong_20_Emphasis">Warm-up:</text:span> Ask: “Have you ever dropped something important?” (Let students act it out.)<text:line-break/>→ Transition: “God never drops us.”</text:p>
        </text:list-item>
        <text:list-item>
          <text:p text:style-name="P7"><text:span text:style-name="Strong_20_Emphasis">Story:</text:span> Use the father-and-child hand example. Show with sign.</text:p>
        </text:list-item>
        <text:list-item>
          <text:p text:style-name="P7"><text:span text:style-name="Strong_20_Emphasis">Illustrate with symbols:</text:span></text:p>
          <text:list>
            <text:list-item>
              <text:p text:style-name="P7">Draw or show pictures: Rock, Shepherd, Water, Fire, Breath.</text:p>
            </text:list-item>
            <text:list-item>
              <text:p text:style-name="P7">Connect each to God’s nature (unchanging, protector, cleanser, power, love).</text:p>
            </text:list-item>
          </text:list>
        </text:list-item>
        <text:list-item>
          <text:p text:style-name="P7"><text:span text:style-name="Strong_20_Emphasis">Scripture demonstration:</text:span></text:p>
          <text:list>
            <text:list-item>
              <text:p text:style-name="P7">Sign and show the main verses.</text:p>
            </text:list-item>
            <text:list-item>
              <text:p text:style-name="P7">Use repetition: “Believe → Saved.” “God’s hand → Safe.”</text:p>
            </text:list-item>
          </text:list>
        </text:list-item>
        <text:list-item>
          <text:p text:style-name="P7"><text:span text:style-name="Strong_20_Emphasis">Interactive Q&amp;A:</text:span></text:p>
          <text:list>
            <text:list-item>
              <text:p text:style-name="P7">“Can we fall out of God’s hand?” (No.)</text:p>
            </text:list-item>
            <text:list-item>
              <text:p text:style-name="P7">“If we sin again, can He still love us?” (Yes, His love continues.)</text:p>
            </text:list-item>
            <text:list-item>
              <text:p text:style-name="P7">“Can our family also be saved?” (Yes! Pray for them.)</text:p>
            </text:list-item>
          </text:list>
        </text:list-item>
        <text:list-item>
          <text:p text:style-name="P7"><text:span text:style-name="Strong_20_Emphasis">Visual comparison:</text:span></text:p>
          <text:list>
            <text:list-item>
              <text:p text:style-name="P7">Show two hands — one weak, one strong.</text:p>
            </text:list-item>
            <text:list-item>
              <text:p text:style-name="P7">Ask which represents <text:span text:style-name="Emphasis">our grip</text:span> and which represents <text:span text:style-name="Emphasis">God’s grip</text:span>.</text:p>
            </text:list-item>
          </text:list>
        </text:list-item>
        <text:list-item>
          <text:p text:style-name="P7"><text:span text:style-name="Strong_20_Emphasis">Review and repeat:</text:span><text:line-break/>“God’s love — no change.<text:line-break/>God’s hand — no lose.<text:line-break/>God’s Word — no lie.”</text:p>
        </text:list-item>
        <text:list-item>
          <text:p text:style-name="P7"><text:span text:style-name="Strong_20_Emphasis">Close with prayer</text:span> — have students sign it together.</text:p>
        </text:list-item>
      </text:list>
      <text:p text:style-name="Horizontal_20_Line"/>
      <text:p text:style-name="Text_20_body">✨ <text:span text:style-name="Strong_20_Emphasis">Summary Message for the Week:</text:span></text:p>
      <text:p text:style-name="Quotations">God’s hand is stronger than our weakness.<text:line-break/>His love never changes.<text:line-break/>When we believe, we are saved — forever safe, forever loved.</text:p>
      <text:h text:style-name="P1" text:outline-level="3">Reflection Picture (Explain with Signs)</text:h>
      <text:p text:style-name="P9">Imagine your name written on God’s hand.<text:line-break/>Can anyone erase it? ✋ No!<text:line-break/>Because His hand is mighty and loving.</text:p>
      <text:p text:style-name="P2"/>
      <text:h text:style-name="P1" text:outline-level="3"><text:soft-page-break/>Closing Thought</text:h>
      <text:p text:style-name="P9">You don’t have to fear. You don’t have to guess.<text:line-break/>You can <text:span text:style-name="Strong_20_Emphasis">know</text:span>: “I am safe. I am loved. I belong to God.”</text:p>
      <text:p text:style-name="P2"/>
      <text:h text:style-name="P1" text:outline-level="3">Short Prayer</text:h>
      <text:p text:style-name="P9">“Lord Jesus, thank You for saving me.<text:line-break/>Your hands hold me strong.<text:line-break/>Even if I fall, You never let go.<text:line-break/>Keep me close, and help me help my family know You.<text:line-break/>Amen.”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3T17:52:58.495000000</meta:creation-date>
    <dc:date>2025-10-23T18:28:12.560000000</dc:date>
    <meta:editing-duration>PT35M14S</meta:editing-duration>
    <meta:editing-cycles>1</meta:editing-cycles>
    <meta:document-statistic meta:table-count="0" meta:image-count="0" meta:object-count="0" meta:page-count="3" meta:paragraph-count="48" meta:word-count="545" meta:character-count="2936" meta:non-whitespace-character-count="2447"/>
    <meta:generator>EasyOffice/7.6.2.1.0$Windows_X86_64 LibreOffice_project/0bc4d647150f05f02b71ccb5539a4012b57f1faf</meta:generator>
  </office:meta>
</office:document-meta>
</file>